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Trebuchet MS" svg:font-family="'Trebuchet MS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font-name="Trebuchet MS" fo:font-size="30pt" fo:font-style="normal" style:text-underline-style="solid" style:text-underline-width="auto" style:text-underline-color="font-color" fo:font-weight="bold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990000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</style:style>
    <style:style style:name="P6" style:family="paragraph" style:parent-style-name="Text_20_body">
      <style:paragraph-properties fo:margin-top="0in" fo:margin-bottom="0.139in" loext:contextual-spacing="false" fo:line-height="138%" fo:text-align="start" style:justify-single-word="false" style:writing-mode="lr-tb"/>
      <style:text-properties fo:font-weight="normal"/>
    </style:style>
    <style:style style:name="P7" style:family="paragraph" style:parent-style-name="Text_20_body">
      <style:paragraph-properties fo:margin-top="0in" fo:margin-bottom="0.139in" loext:contextual-spacing="false" fo:line-height="138%" fo:text-align="start" style:justify-single-word="false" style:writing-mode="lr-tb"/>
      <style:text-properties fo:font-variant="normal" fo:text-transform="none" fo:color="#990000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.139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.139in" loext:contextual-spacing="false" fo:line-height="138%" fo:text-align="start" style:justify-single-word="false" style:writing-mode="lr-tb"/>
    </style:style>
    <style:style style:name="P10" style:family="paragraph" style:parent-style-name="Heading_20_2">
      <style:paragraph-properties fo:margin-top="0.139in" fo:margin-bottom="0.139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rebuchet MS" fo:font-size="13pt" fo:font-style="normal" style:text-underline-style="none" fo:font-weight="bold" style:text-blinking="false" fo:background-color="transparent"/>
    </style:style>
    <style:style style:name="P11" style:family="paragraph" style:parent-style-name="Heading_20_1">
      <style:paragraph-properties fo:margin-top="0.139in" fo:margin-bottom="0.139in" loext:contextual-spacing="false" fo:line-height="138%" fo:text-align="start" style:justify-single-word="false" style:writing-mode="lr-tb"/>
      <style:text-properties fo:font-variant="normal" fo:text-transform="none" fo:color="#000000" style:font-name="Trebuchet MS" fo:font-size="16pt" fo:font-style="normal" style:text-underline-style="solid" style:text-underline-width="auto" style:text-underline-color="font-color" fo:font-weight="bold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990000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990000" style:text-line-through-style="none" style:text-line-through-type="none" style:font-name="Courier New" fo:font-size="11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990000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333333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333333" style:text-line-through-style="none" style:text-line-through-type="none" style:font-name="Verdana" fo:font-size="10.5pt" fo:font-style="normal" style:text-underline-style="none" style:text-blinking="false" fo:background-color="#f7f7f7" loext:char-shading-value="0"/>
    </style:style>
    <style:style style:name="T11" style:family="text">
      <style:text-properties fo:font-variant="normal" fo:text-transform="none" fo:color="#1155cc" style:text-line-through-style="none" style:text-line-through-type="none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de</text:p>
      <text:p text:style-name="P1"/>
      <text:h text:style-name="P11" text:outline-level="1">I - Set up Ruby on Rails Development Environment</text:h>
      <text:p text:style-name="P6"><text:span text:style-name="T1">Ubuntu 16.04 LTS<text:line-break/>RVM - Ruby Version Manager<text:line-break/>Ruby 2.4.2<text:line-break/>Rails 5.1.4<text:line-break/>Git<text:line-break/>Heroku Toolbelt<text:line-break/>Sublime Text 3</text:span></text:p>
      <text:p text:style-name="P3">Open Terminal to setup for Sh</text:p>
      <text:p text:style-name="P6"><text:span text:style-name="T1">First change some settings in Gnome Terminal. Go to </text:span><text:span text:style-name="T3">Edit -&gt; Profile Preferences -&gt; Title and Command</text:span><text:span text:style-name="T4"> </text:span><text:span text:style-name="T1">and check the “Run Command as login shell”  box.</text:span></text:p>
      <text:h text:style-name="P10" text:outline-level="2">1. Install Ruby on Rails</text:h>
      <text:p text:style-name="P6"><text:span text:style-name="T1">Make sure all packages are up to date<text:line-break/></text:span><text:span text:style-name="T6">sudo apt-get update</text:span></text:p>
      <text:p text:style-name="P6"><text:span text:style-name="T1">Install curl (if not have)<text:line-break/></text:span><text:span text:style-name="T6">sudo apt-get install curl</text:span></text:p>
      <text:p text:style-name="P6"><text:span text:style-name="T1">And some </text:span><text:span text:style-name="T9">dependencies for Ruby</text:span></text:p>
      <text:p text:style-name="P7">sudo apt-get install zlib1g-dev build-essential libssl-dev libreadline-dev libyaml-dev libsqlite3-dev sqlite3 libxml2-dev libxslt1-dev libcurl4-openssl-dev python-software-properties libffi-dev</text:p>
      <text:p text:style-name="P8">Install rvm, ruby and set default version</text:p>
      <text:p text:style-name="P7">sudo apt-get install libgdbm-dev libncurses5-dev automake libtool bison libffi-dev</text:p>
      <text:p text:style-name="P6"><text:span text:style-name="T6"><text:line-break/>gpg --keyserver hkp://keys.gnupg.net --recv-keys 409B6B1796C275462A1703113804BB82D39DC0E3</text:span></text:p>
      <text:p text:style-name="P6"><text:span text:style-name="T6"><text:line-break/>curl -sSL https://get.rvm.io </text:span><text:span text:style-name="T10">| </text:span><text:span text:style-name="T6">bash -s stable</text:span></text:p>
      <text:p text:style-name="P6"><text:soft-page-break/><text:span text:style-name="T6"><text:line-break/>source ~/.rvm/scripts/rvm</text:span></text:p>
      <text:p text:style-name="P6"><text:span text:style-name="T6"><text:line-break/>rvm install 2.4.2</text:span></text:p>
      <text:p text:style-name="P6"><text:span text:style-name="T6"><text:line-break/>rvm use 2.4.2 --default</text:span></text:p>
      <text:p text:style-name="P6"><text:span text:style-name="T6"><text:line-break/>ruby -v</text:span></text:p>
      <text:p text:style-name="P6"><text:span text:style-name="T1">It’s time to install Rails 5.1.4 without ri and rdoc (which you actually never use)<text:line-break/></text:span><text:span text:style-name="T7">gem install rails --version 5.1.4 --no-ri --no-rdoc</text:span></text:p>
      <text:p text:style-name="P9"><text:span text:style-name="T2">Since Rails ships with so many dependencies these days, we're going to need to install a Javascript runtime like NodeJS. This lets you use Coffeescript and the </text:span><text:a xlink:type="simple" xlink:href="http://guides.rubyonrails.org/asset_pipeline.html" text:style-name="Internet_20_link" text:visited-style-name="Visited_20_Internet_20_Link"><text:span text:style-name="T8">Asset Pipeline</text:span></text:a><text:span text:style-name="T5"> </text:span><text:span text:style-name="T2">in Rails which combines and minifies your javascript to provide a faster production environment.</text:span></text:p>
      <text:p text:style-name="P8">To install NodeJS, we're going to add it using the official repository:</text:p>
      <text:p text:style-name="P7">curl -sL https://deb.nodesource.com/setup_4.x | sudo -E bash -</text:p>
      <text:p text:style-name="P6"><text:span text:style-name="T6"><text:line-break/>sudo apt-get install -y nodejs</text:span></text:p>
      <text:p text:style-name="P5"><text:span text:style-name="T2">Running the following command to make sure Ruby on Rails has been installed successfully</text:span></text:p>
      <text:p text:style-name="P5"><text:span text:style-name="T2"/></text:p>
      <text:p text:style-name="P5"><text:span text:style-name="T2">clone file on github</text:span></text:p>
      <text:p text:style-name="P5"><text:span text:style-name="T2"/></text:p>
      <text:p text:style-name="P4">cd Graduated_Student</text:p>
      <text:p text:style-name="P1"/>
      <text:p text:style-name="P7">rails s</text:p>
      <text:p text:style-name="P9"><text:span text:style-name="T2">Open browser, visit:</text:span><text:a xlink:type="simple" xlink:href="http://localhost:3000/" text:style-name="Internet_20_link" text:visited-style-name="Visited_20_Internet_20_Link"><text:span text:style-name="T11"> </text:span></text:a><text:a xlink:type="simple" xlink:href="http://localhost:3000/" text:style-name="Internet_20_link" text:visited-style-name="Visited_20_Internet_20_Link"><text:span text:style-name="T12">http://localhost:3000</text:span></text:a><text:span text:style-name="T2">, if an web page is open then you are success.</text:span></text:p>
      <text:p text:style-name="P9"><text:span text:style-name="T2">Fix a problem that makes “rails not found” error if it occurs:<text:line-break/></text:span><text:a xlink:type="simple" xlink:href="https://rvm.io/integration/gnome-terminal" text:style-name="Internet_20_link" text:visited-style-name="Visited_20_Internet_20_Link"><text:span text:style-name="T12">https://rvm.io/integration/gnome-terminal</text:span></text:a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Trebuchet MS" svg:font-family="'Trebuchet MS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3:11:42.931339744</meta:creation-date>
    <dc:date>2018-12-04T23:14:31.644328570</dc:date>
    <meta:editing-duration>PT2M49S</meta:editing-duration>
    <meta:editing-cycles>1</meta:editing-cycles>
    <meta:document-statistic meta:table-count="0" meta:image-count="0" meta:object-count="0" meta:page-count="2" meta:paragraph-count="30" meta:word-count="289" meta:character-count="1921" meta:non-whitespace-character-count="1658"/>
    <meta:generator>LibreOffice/6.0.6.2$Linux_X86_64 LibreOffice_project/00m0$Build-2</meta:generator>
  </office:meta>
</office:document-meta>
</file>